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  <style:map style:condition="cell-content()&gt;0" style:apply-style-name="Good" style:base-cell-address="run1.A11"/>
      <style:map style:condition="cell-content()&lt;0" style:apply-style-name="Error" style:base-cell-address="run1.A11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  <style:map style:condition="cell-content()&gt;0" style:apply-style-name="Good" style:base-cell-address="run1.D9"/>
      <style:map style:condition="cell-content()&lt;0" style:apply-style-name="Error" style:base-cell-address="run1.D9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  <style:map style:condition="cell-content()&gt;0" style:apply-style-name="Good" style:base-cell-address="run1.G9"/>
      <style:map style:condition="cell-content()&lt;0" style:apply-style-name="Error" style:base-cell-address="run1.G9"/>
    </style:style>
  </office:automatic-styles>
  <office:body>
    <office:spreadsheet>
      <table:calculation-settings table:automatic-find-labels="false" table:use-regular-expressions="false" table:use-wildcards="true"/>
      <table:table table:name="run1" table:style-name="ta1">
        <table:table-column table:style-name="co1" table:number-columns-repeated="1024" table:default-cell-style-name="Default"/>
        <table:table-row table:style-name="ro1">
          <table:table-cell table:style-name="ce2" office:value-type="float" office:value="0.03" calcext:value-type="float" table:number-columns-spanned="2" table:number-rows-spanned="1">
            <text:p>0.03</text:p>
          </table:table-cell>
          <table:covered-table-cell/>
          <table:table-cell/>
          <table:table-cell table:style-name="ce2" table:number-columns-spanned="2" table:number-rows-spanned="1"/>
          <table:covered-table-cell/>
          <table:table-cell/>
          <table:table-cell table:style-name="ce2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float" office:value="0.634308510638298" calcext:value-type="float">
            <text:p>0.634308510638298</text:p>
          </table:table-cell>
          <table:table-cell office:value-type="float" office:value="0.666223404255319" calcext:value-type="float">
            <text:p>0.666223404255319</text:p>
          </table:table-cell>
          <table:table-cell table:number-columns-repeated="1022"/>
        </table:table-row>
        <table:table-row table:style-name="ro1">
          <table:table-cell office:value-type="float" office:value="0.567879325643301" calcext:value-type="float">
            <text:p>0.567879325643301</text:p>
          </table:table-cell>
          <table:table-cell office:value-type="float" office:value="0.594498669032831" calcext:value-type="float">
            <text:p>0.594498669032831</text:p>
          </table:table-cell>
          <table:table-cell table:number-columns-repeated="1022"/>
        </table:table-row>
        <table:table-row table:style-name="ro1">
          <table:table-cell office:value-type="float" office:value="0.758550488599348" calcext:value-type="float">
            <text:p>0.758550488599348</text:p>
          </table:table-cell>
          <table:table-cell office:value-type="float" office:value="0.781351791530945" calcext:value-type="float">
            <text:p>0.781351791530945</text:p>
          </table:table-cell>
          <table:table-cell table:number-columns-repeated="1022"/>
        </table:table-row>
        <table:table-row table:style-name="ro1">
          <table:table-cell office:value-type="float" office:value="0.659709044908286" calcext:value-type="float">
            <text:p>0.659709044908286</text:p>
          </table:table-cell>
          <table:table-cell office:value-type="float" office:value="0.660974067046173" calcext:value-type="float">
            <text:p>0.660974067046173</text:p>
          </table:table-cell>
          <table:table-cell table:number-columns-repeated="1022"/>
        </table:table-row>
        <table:table-row table:style-name="ro1">
          <table:table-cell office:value-type="float" office:value="0.698998748435544" calcext:value-type="float">
            <text:p>0.698998748435544</text:p>
          </table:table-cell>
          <table:table-cell office:value-type="float" office:value="0.713391739674593" calcext:value-type="float">
            <text:p>0.713391739674593</text:p>
          </table:table-cell>
          <table:table-cell table:number-columns-repeated="3"/>
          <table:table-cell table:style-name="ce1"/>
          <table:table-cell table:number-columns-repeated="2"/>
          <table:table-cell table:style-name="ce1" table:number-columns-repeated="1016"/>
        </table:table-row>
        <table:table-row table:style-name="ro1">
          <table:table-cell office:value-type="float" office:value="0.629363784665579" calcext:value-type="float">
            <text:p>0.629363784665579</text:p>
          </table:table-cell>
          <table:table-cell office:value-type="float" office:value="0.65252854812398" calcext:value-type="float">
            <text:p>0.65252854812398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office:value-type="float" office:value="0.599817684594348" calcext:value-type="float">
            <text:p>0.599817684594348</text:p>
          </table:table-cell>
          <table:table-cell office:value-type="float" office:value="0.608933454876937" calcext:value-type="float">
            <text:p>0.608933454876937</text:p>
          </table:table-cell>
          <table:table-cell table:number-columns-repeated="1022"/>
        </table:table-row>
        <table:table-row table:style-name="ro1">
          <table:table-cell table:style-name="ce1" table:formula="of:=AVERAGE([.A2:.A8])" office:value-type="float" office:value="0.649803941069244" calcext:value-type="float">
            <text:p>0.649803941069244</text:p>
          </table:table-cell>
          <table:table-cell table:style-name="ce1" table:formula="of:=AVERAGE([.B2:.B8])" office:value-type="float" office:value="0.66827166779154" calcext:value-type="float">
            <text:p>0.66827166779154</text:p>
          </table:table-cell>
          <table:table-cell/>
          <table:table-cell table:style-name="ce3" table:number-columns-spanned="2" table:number-rows-spanned="1"/>
          <table:covered-table-cell/>
          <table:table-cell/>
          <table:table-cell table:style-name="ce8" table:number-columns-spanned="2" table:number-rows-spanned="1"/>
          <table:covered-table-cell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6" table:formula="of:=[.B9]-[.A9]" office:value-type="percentage" office:value="0.0184677267222964" calcext:value-type="percentage" table:number-columns-spanned="2" table:number-rows-spanned="1">
            <text:p>1.85%</text:p>
          </table:table-cell>
          <table:covered-table-cell/>
          <table:table-cell table:number-columns-repeated="1022"/>
        </table:table-row>
        <calcext:conditional-formats>
          <calcext:conditional-format calcext:target-range-address="run1.D9:run1.D9">
            <calcext:condition calcext:apply-style-name="Good" calcext:value="&gt;0" calcext:base-cell-address="run1.D9"/>
            <calcext:condition calcext:apply-style-name="Error" calcext:value="&lt;0" calcext:base-cell-address="run1.D9"/>
          </calcext:conditional-format>
          <calcext:conditional-format calcext:target-range-address="run1.G9:run1.G9">
            <calcext:condition calcext:apply-style-name="Good" calcext:value="&gt;0" calcext:base-cell-address="run1.G9"/>
            <calcext:condition calcext:apply-style-name="Error" calcext:value="&lt;0" calcext:base-cell-address="run1.G9"/>
          </calcext:conditional-format>
          <calcext:conditional-format calcext:target-range-address="run1.A11:run1.A11">
            <calcext:condition calcext:apply-style-name="Good" calcext:value="&gt;0" calcext:base-cell-address="run1.A11"/>
            <calcext:condition calcext:apply-style-name="Error" calcext:value="&lt;0" calcext:base-cell-address="run1.A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08:27:10.226787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55:47.183832797</meta:creation-date>
    <dc:date>2019-10-24T13:25:41.848176759</dc:date>
    <meta:editing-duration>PT7H19M6S</meta:editing-duration>
    <meta:editing-cycles>9</meta:editing-cycles>
    <meta:generator>LibreOffice/6.0.7.3$Linux_X86_64 LibreOffice_project/00m0$Build-3</meta:generator>
    <meta:document-statistic meta:table-count="1" meta:cell-count="18" meta:object-count="0"/>
  </office:meta>
</office:document-meta>
</file>